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10" style:parent-style-name="CommentText" style:family="paragraph">
      <style:paragraph-properties fo:text-align="start" fo:text-indent="0in"/>
    </style:style>
    <style:style style:name="P11" style:parent-style-name="CommentText" style:family="paragraph">
      <style:paragraph-properties fo:text-align="start" fo:text-indent="0in"/>
    </style:style>
    <style:style style:name="T12" style:parent-style-name="Hyperlink" style:family="text">
      <style:text-properties fo:font-weight="bold" style:font-weight-asian="bold" style:font-weight-complex="bold" fo:language="da" fo:country="DK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23" style:parent-style-name="CommentText" style:family="paragraph">
      <style:paragraph-properties fo:text-align="start" fo:text-indent="0in"/>
    </style:style>
    <style:style style:name="P24" style:parent-style-name="CommentText" style:family="paragraph">
      <style:paragraph-properties fo:text-align="start" fo:text-indent="0in"/>
    </style:style>
    <style:style style:name="T25" style:parent-style-name="Hyperlink" style:family="text">
      <style:text-properties fo:font-weight="bold" style:font-weight-asian="bold" style:font-weight-complex="bold" fo:language="da" fo:country="DK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7" style:parent-style-name="Standard" style:family="paragraph">
      <style:paragraph-properties fo:text-align="start" fo:text-indent="0in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2" style:parent-style-name="CommentText" style:family="paragraph">
      <style:paragraph-properties fo:text-align="start" fo:text-indent="0in"/>
    </style:style>
    <style:style style:name="P33" style:parent-style-name="CommentText" style:family="paragraph">
      <style:paragraph-properties fo:text-align="start" fo:text-indent="0in"/>
    </style:style>
    <style:style style:name="P34" style:parent-style-name="CommentText" style:family="paragraph">
      <style:paragraph-properties fo:text-align="start" fo:text-indent="0in"/>
    </style:style>
    <style:style style:name="P35" style:parent-style-name="CommentText" style:family="paragraph">
      <style:paragraph-properties fo:text-align="start" fo:text-indent="0in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T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Hyperlink" style:family="text">
      <style:text-properties fo:font-weight="bold" style:font-weight-asian="bold" style:font-weight-complex="bold" fo:language="da" fo:country="DK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Standard" style:family="paragraph">
      <style:paragraph-properties fo:text-align="start" fo:text-indent="0.4916in"/>
    </style:style>
    <style:style style:name="T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1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72" style:parent-style-name="Standard" style:family="paragraph">
      <style:paragraph-properties fo:text-align="start" fo:text-indent="0in"/>
    </style:style>
    <style:style style:name="T7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7" style:parent-style-name="Standard" style:family="paragraph">
      <style:paragraph-properties fo:text-align="start" fo:text-indent="0.4916in"/>
    </style:style>
    <style:style style:name="T7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8" style:parent-style-name="Standard" style:family="paragraph">
      <style:paragraph-properties fo:text-align="start" fo:text-indent="0.4916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1" style:parent-style-name="Standard" style:family="paragraph">
      <style:paragraph-properties fo:text-align="start" fo:text-indent="0.4916in"/>
    </style:style>
    <style:style style:name="T1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7" style:parent-style-name="CommentText" style:family="paragraph">
      <style:paragraph-properties fo:text-align="start" fo:text-indent="0in"/>
    </style:style>
    <style:style style:name="T108" style:parent-style-name="CommentReference" style:family="text">
      <style:text-properties style:font-name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0" style:parent-style-name="Standard" style:family="paragraph">
      <style:paragraph-properties fo:text-align="start" fo:text-indent="0in"/>
    </style:style>
    <style:style style:name="T1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6" style:parent-style-name="CommentText" style:family="paragraph">
      <style:paragraph-properties fo:text-align="start" fo:text-indent="0in"/>
    </style:style>
    <style:style style:name="T117" style:parent-style-name="CommentReference" style:family="text">
      <style:text-properties style:font-name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3" style:parent-style-name="CommentText" style:family="paragraph">
      <style:paragraph-properties fo:text-align="start" fo:text-indent="0in"/>
    </style:style>
    <style:style style:name="P124" style:parent-style-name="CommentText" style:family="paragraph">
      <style:paragraph-properties fo:text-align="start" fo:text-indent="0in"/>
    </style:style>
    <style:style style:name="P125" style:parent-style-name="CommentText" style:family="paragraph">
      <style:paragraph-properties fo:text-align="start" fo:text-indent="0in"/>
    </style:style>
    <style:style style:name="P126" style:parent-style-name="CommentText" style:family="paragraph">
      <style:paragraph-properties fo:text-align="start" fo:text-indent="0in"/>
    </style:style>
    <style:style style:name="P127" style:parent-style-name="CommentText" style:family="paragraph">
      <style:paragraph-properties fo:text-align="start" fo:text-indent="0in"/>
    </style:style>
    <style:style style:name="P128" style:parent-style-name="CommentText" style:family="paragraph">
      <style:paragraph-properties fo:text-align="start" fo:text-indent="0in"/>
    </style:style>
    <style:style style:name="P129" style:parent-style-name="CommentText" style:family="paragraph">
      <style:paragraph-properties fo:text-align="start" fo:text-indent="0in"/>
    </style:style>
    <style:style style:name="P130" style:parent-style-name="CommentText" style:family="paragraph">
      <style:paragraph-properties fo:text-align="start" fo:text-indent="0in"/>
    </style:style>
    <style:style style:name="P131" style:parent-style-name="CommentText" style:family="paragraph">
      <style:paragraph-properties fo:text-align="start" fo:text-indent="0in"/>
    </style:style>
    <style:style style:name="T1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5" style:parent-style-name="CommentText" style:family="paragraph">
      <style:paragraph-properties fo:text-align="start" fo:text-indent="0in"/>
    </style:style>
    <style:style style:name="T136" style:parent-style-name="CommentReference" style:family="text">
      <style:text-properties style:font-name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9" style:parent-style-name="Standard" style:family="paragraph">
      <style:paragraph-properties fo:text-align="start" fo:text-indent="0.4916in"/>
    </style:style>
    <style:style style:name="T14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P150" style:parent-style-name="CommentText" style:family="paragraph">
      <style:paragraph-properties fo:text-align="start" fo:text-indent="0in"/>
    </style:style>
    <style:style style:name="P151" style:parent-style-name="CommentText" style:family="paragraph">
      <style:paragraph-properties fo:text-align="start" fo:text-indent="0in"/>
    </style:style>
    <style:style style:name="P152" style:parent-style-name="CommentText" style:family="paragraph">
      <style:paragraph-properties fo:text-align="start" fo:text-indent="0in"/>
    </style:style>
    <style:style style:name="P153" style:parent-style-name="CommentText" style:family="paragraph">
      <style:paragraph-properties fo:text-align="start" fo:text-indent="0in"/>
    </style:style>
    <style:style style:name="T15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5" style:parent-style-name="Standard" style:family="paragraph">
      <style:paragraph-properties fo:text-align="start" fo:text-indent="0.4916in"/>
    </style:style>
    <style:style style:name="T1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5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9" style:parent-style-name="Standard" style:family="paragraph">
      <style:paragraph-properties fo:text-align="start" fo:text-indent="0.4916in"/>
    </style:style>
    <style:style style:name="T1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1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3" style:parent-style-name="Standard" style:family="paragraph">
      <style:paragraph-properties fo:text-align="start" fo:text-indent="0.4916in"/>
    </style:style>
    <style:style style:name="T164" style:parent-style-name="Absatz-Standardschriftart" style:family="text">
      <style:text-properties style:font-name="Times New Roman" fo:font-size="12pt" style:font-size-asian="12pt" style:font-size-complex="12pt" fo:language="en" fo:country="US"/>
    </style:style>
    <style:style style:name="T165" style:parent-style-name="Absatz-Standardschriftar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66" style:parent-style-name="Absatz-Standardschriftart" style:family="text">
      <style:text-properties style:font-name="Times New Roman" fo:font-size="12pt" style:font-size-asian="12pt" style:font-size-complex="12pt" fo:language="en" fo:country="US"/>
    </style:style>
    <style:style style:name="T167" style:parent-style-name="Absatz-Standardschriftar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68" style:parent-style-name="Absatz-Standardschriftart" style:family="text">
      <style:text-properties style:font-name="Times New Roman" fo:font-size="12pt" style:font-size-asian="12pt" style:font-size-complex="12pt" fo:language="en" fo:country="US"/>
    </style:style>
    <style:style style:name="T169" style:parent-style-name="Absatz-Standardschriftar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70" style:parent-style-name="Absatz-Standardschriftart" style:family="text">
      <style:text-properties style:font-name="Times New Roman" fo:font-size="12pt" style:font-size-asian="12pt" style:font-size-complex="12pt" fo:language="en" fo:country="US"/>
    </style:style>
    <style:style style:name="T171" style:parent-style-name="Absatz-Standardschriftar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72" style:parent-style-name="Absatz-Standardschriftart" style:family="text">
      <style:text-properties style:font-name="Times New Roman" fo:font-size="12pt" style:font-size-asian="12pt" style:font-size-complex="12pt" fo:language="en" fo:country="US"/>
    </style:style>
    <style:style style:name="P173" style:parent-style-name="Normal" style:family="paragraph">
      <style:text-properties fo:language="en" fo:country="US"/>
    </style:style>
  </office:automatic-styles>
  <office:body>
    <office:text text:use-soft-page-breaks="true">
      <text:p text:style-name="P1">Delta</text:p>
      <text:p text:style-name="P2"><text:span text:style-name="T3">Prefrontal<text:s/></text:span><text:span text:style-name="T4"><office:annotation office:name="0" xml:id="931175582"><dc:creator>Janka Hauffe</dc:creator><dc:date>2025-02-13T07:47:00</dc:date><meta:creator-initials>JH</meta:creator-initials><text:p text:style-name="P5">Recordet in evening hours</text:p></office:annotation>delta power<text:s/></text:span><text:span text:style-name="CommentReference"><office:annotation-end office:name="0"/></text:span><text:span text:style-name="T6">was significantly higher in the AD compared to the HC group, while the right frontotemporal<text:s/></text:span><text:span text:style-name="T7">delta</text:span><text:span text:style-name="T8"><text:s/>activity increased in the AD compared to both the HC and MCI groups (</text:span><text:span text:style-name="T9"><office:annotation office:name="1" xml:id="1116995033"><dc:creator>Janka Hauffe</dc:creator><dc:date>2025-02-13T07:40:00</dc:date><meta:creator-initials>JH</meta:creator-initials><text:p text:style-name="P10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13443749"><dc:creator>Janka Hauffe</dc:creator><dc:date>2025-02-13T07:40:00</dc:date><meta:creator-initials>JH</meta:creator-initials><text:p text:style-name="P11"><text:a xlink:href="https://doi.org/10.1016/j.isci.2021.102386" office:target-frame-name="_top" xlink:show="replace"><text:span text:style-name="T12">https://doi.org/10.1016/j.isci.2021.102386</text:span></text:a></text:p></office:annotation>D’Atri et al., 2021)</text:span><text:span text:style-name="T13">.<text:s/></text:span><text:span text:style-name="CommentReference"><office:annotation-end office:name="1"/></text:span><text:span text:style-name="CommentReference"><office:annotation-end office:name="2"/></text:span></text:p>
      <text:p text:style-name="P14"><text:span text:style-name="T15">In the morning EEG, the three groups showed differences only in the<text:s/></text:span><text:span text:style-name="T16">delta</text:span><text:span text:style-name="T17"><text:s/>band with a prevalence of the<text:s/></text:span><text:span text:style-name="T18">delta</text:span><text:span text:style-name="T19"><text:s/>activity in AD compared to both HC and MCI groups (</text:span><text:span text:style-name="T20">D’Atri et al., 2021)</text:span><text:span text:style-name="T21">. On the other hand, the EEG activity of the MCI group differed from that of HC only at the frontal sites (</text:span><text:span text:style-name="T22"><office:annotation office:name="3" xml:id="521601474"><dc:creator>Janka Hauffe</dc:creator><dc:date>2025-02-13T07:40:00</dc:date><meta:creator-initials>JH</meta:creator-initials><text:p text:style-name="P23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4" xml:id="224325066"><dc:creator>Janka Hauffe</dc:creator><dc:date>2025-02-13T07:40:00</dc:date><meta:creator-initials>JH</meta:creator-initials><text:p text:style-name="P24"><text:a xlink:href="https://doi.org/10.1016/j.isci.2021.102386" office:target-frame-name="_top" xlink:show="replace"><text:span text:style-name="T25">https://doi.org/10.1016/j.isci.2021.102386</text:span></text:a></text:p></office:annotation>D’Atri et al., 2021)</text:span><text:span text:style-name="T26">.<text:s/></text:span><text:span text:style-name="CommentReference"><office:annotation-end office:name="3"/></text:span><text:span text:style-name="CommentReference"><office:annotation-end office:name="4"/></text:span></text:p>
      <text:p text:style-name="P27"><text:span text:style-name="T28">When compared to the resting state EEG rhythms of healthy normal elderly (Nold) subjects, AD patients showed an amplitude increase of widespread<text:s/></text:span><text:span text:style-name="T29">delta</text:span><text:span text:style-name="T30"><text:s/>source [</text:span><text:span text:style-name="T31"><office:annotation office:name="5" xml:id="1342417870"><dc:creator>Janka Hauffe</dc:creator><dc:date>2025-01-30T13:48:00</dc:date><meta:creator-initials>JH</meta:creator-initials><text:p text:style-name="P32">[45] Dierks T, Jelic V, Pascual-Marqui RD, Wahlund L, Julin</text:p><text:p text:style-name="P33">P, Linden DE, Maurer K, Winblad B, Nordberg A (2000)</text:p><text:p text:style-name="P34">Spatial pattern of cerebral glucose metabolism (PET) cor-</text:p><text:p text:style-name="P35">relates with localization of intracerebral EEG-generators in</text:p><text:p text:style-name="P36">Alzheimer’s disease. Clin Neurophysiol 111, 1817-1824.<text:line-break/>[55] Mientus S, Gallinat J, Wuebben Y, Pascual-Marqui RD,</text:p><text:p text:style-name="P37">Mulert C, Frick K, Dorn H, HerrmannWM, Winterer</text:p><text:p text:style-name="P38">G (2002) Cortical hypoactivation during resting EEG in</text:p><text:p text:style-name="P39">schizophrenics but not in depressives and schizotypal</text:p><text:p text:style-name="P40">subjects as revealed by low resolution electromagnetic</text:p><text:p text:style-name="P41">tomography (LORETA). Psychiatry Res 116, 95-111.</text:p><text:p text:style-name="P42">[56] Babiloni C, Binetti G, Cassetta E, Cerboneschi D, Dal Forno</text:p><text:p text:style-name="P43">G, Del Percio C, Ferreri F, Ferri R, Lanuzza B, Miniussi C,</text:p><text:p text:style-name="P44">Moretti DV, Nobili F, Pascual-Marqui RD, Rodriguez G, Romani GL, Salinari S, Tecchio F, Vitali P, Zanetti O, Zap-</text:p><text:p text:style-name="P45">pasodi F, Rossini PM (2004) Mapping distributed sources of</text:p><text:p text:style-name="P46">cortical rhythms in mild Alzheimer’s disease. A multicentric</text:p><text:p text:style-name="P47">EEG study. Neuroimage 22, 57-67.</text:p><text:p text:style-name="P48">[76] Ponomareva NV, Selesneva ND, Jarikov GA (2003) EEG</text:p><text:p text:style-name="P49">alterations in subjects at high familial risk for Alzheimer’s</text:p><text:p text:style-name="P50">disease. Neuropsychobiology 48, 152-159.</text:p><text:p text:style-name="P51">[77] Jeong J (2004) EEG dynamics in patients with Alzheimer’s</text:p><text:p text:style-name="P52">disease. Clin Neurophysiol 115, 1490-1505.</text:p><text:p text:style-name="P53">[78] Prichep LS (2005) Use of normative databases and statis-</text:p><text:p text:style-name="P54">tical methods in demonstrating clinical utility of QEEG:</text:p><text:p text:style-name="P55">importance and cautions. Clin EEG Neurosci 36, 82-87.</text:p></office:annotation>45, 55, 56, 76–78</text:span><text:span text:style-name="CommentReference"><office:annotation-end office:name="5"/></text:span><text:span text:style-name="T56">] (</text:span><text:span text:style-name="T57"><office:annotation office:name="6" xml:id="704566950"><dc:creator>Janka Hauffe</dc:creator><dc:date>2025-02-13T11:52:00</dc:date><meta:creator-initials>JH</meta:creator-initials><text:p text:style-name="P58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7" xml:id="928990158"><dc:creator>Janka Hauffe</dc:creator><dc:date>2025-02-13T11:52:00</dc:date><meta:creator-initials>JH</meta:creator-initials><text:p text:style-name="P59"><text:a xlink:href="https://doi.org/10.3233/JAD-2011-0051" office:target-frame-name="_top" xlink:show="replace"><text:span text:style-name="T60">https://doi.org/10.3233/JAD-2011-0051</text:span></text:a></text:p></office:annotation>Babiloni et al.,<text:s/></text:span><text:span text:style-name="CommentReference"><office:annotation-end office:name="6"/></text:span><text:span text:style-name="CommentReference"><office:annotation-end office:name="7"/></text:span><text:span text:style-name="T61">2011).</text:span></text:p>
      <text:p text:style-name="Normal"><text:span text:style-name="T62">Similar to AD models, the best features for distinguishing aMCI from healthy ageing were increased<text:s/></text:span><text:span text:style-name="T63">delta</text:span><text:span text:style-name="T64"><text:s/>power in left temporo-parietal electrodes (Farina et al., 2020).</text:span></text:p>
      <text:p text:style-name="P65"><text:span text:style-name="T66">Compared with healthy older adults, patients with Alzheimer’s disease<text:s/></text:span><text:bookmark-start text:name="_Hlk191193549"/><text:span text:style-name="T67">(also early-onset Alzheimer’s disease; Özbek, Fide &amp; Yener, 2021)<text:s/></text:span><text:bookmark-end text:name="_Hlk191193549"/><text:span text:style-name="T68">show increased<text:s/></text:span><text:span text:style-name="T69">delta</text:span><text:span text:style-name="T70"><text:s/>power during resting state electroencephalography (rsEEG) (Fröhlich, Kutz, Müller &amp; Claudia Voelcker-Rehagen, 2021).<text:s/></text:span></text:p>
      <text:p text:style-name="P71">This study is the first to report that resting-state EEG power can be a promising marker for diagnostic accuracy between EOAD and healthy controls (Özbek, Fide &amp; Yener, 2021).<text:s/></text:p>
      <text:p text:style-name="P72"><text:span text:style-name="T73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span><text:span text:style-name="T74"><text:s/>This is not in complete agreement with prior findings of changes in the rsEEG in patients with MCI (Fröhlich, Kutz, Müller &amp; Claudia Voelcker-Rehagen, 2021). For the rest with eyes-closed, it was shown that<text:s/></text:span><text:span text:style-name="T75">delta</text:span><text:span text:style-name="T76"><text:s/>power was either elevated or reduced in MCI compared with healthy older adults (Koenig et al., 2005; Babiloni et al., 2006b, 2010; Kwak, 2006; Ya et al., 2015) (from Fröhlich, Kutz, Müller &amp; Claudia Voelcker-Rehagen, 2021).<text:s/></text:span></text:p>
      <text:p text:style-name="P77"><text:span text:style-name="T78">A significant difference between the AD group and groups with objective and subjective memory disturbances was found for<text:s/></text:span><text:span text:style-name="T79">delta</text:span><text:span text:style-name="T80">,<text:s/></text:span><text:span text:style-name="T81">theta</text:span><text:span text:style-name="T82">, and<text:s/></text:span><text:span text:style-name="T83">alpha</text:span><text:span text:style-name="T84"><text:s/>relative power (Jelic, Shigeta, Julin, Almkvist, Winblad &amp; Wahlund, 1996). For<text:s/></text:span><text:span text:style-name="T85">delta</text:span><text:span text:style-name="T86"><text:s/>relative power, a lower level of significance (p&lt;0.05) was observed in the left and right temporal and parieto-occipital, and left frontal regions (Jelic, Shigeta, Julin, Almkvist, Winblad &amp; Wahlund, 1996). No significant<text:s/></text:span><text:soft-page-break/><text:span text:style-name="T87">differences between the groups with subjective or objective memory impairment (MCI) when compared to the controls (Jelic, Shigeta, Julin, Almkvist, Winblad &amp; Wahlund, 1996).<text:s/></text:span></text:p>
      <text:p text:style-name="P88"><text:bookmark-start text:name="_Hlk191195242"/><text:span text:style-name="T89">Compared with the normal controls, the AD patients had a significant increase in<text:s/></text:span><text:span text:style-name="T90">delta</text:span><text:span text:style-name="T91"><text:s/>band power in the resting EEG (</text:span><text:span text:style-name="T92">Wada, Nanbu, Jiang, Koshino, Yamaguchi &amp; Hashimoto, 1997).</text:span><text:bookmark-end text:name="_Hlk191195242"/><text:span text:style-name="T93"><text:s/></text:span><text:span text:style-name="T94">Topographic analyses of the resting EEG showed a significant increase in<text:s/></text:span><text:span text:style-name="T95">delta</text:span><text:span text:style-name="T96"><text:s/>band power at the frontal regions/</text:span><text:span text:style-name="T97">delta</text:span><text:span text:style-name="T98"><text:s/>activity was observed predominantly at the frontal areas (</text:span><text:span text:style-name="T99">Wada, Nanbu, Jiang, Koshino, Yamaguchi &amp; Hashimoto, 1997)</text:span><text:span text:style-name="T100">.</text:span></text:p>
      <text:p text:style-name="P101"><text:span text:style-name="T102">The AD patients showed highly significant increases in<text:s/></text:span><text:span text:style-name="T103">delta</text:span><text:span text:style-name="T104"><text:s/>activity compared with controls (</text:span><text:span text:style-name="T105">Elmståhl, Ros</text:span><text:span text:style-name="T106"><office:annotation office:name="8" xml:id="585807403"><dc:creator>Janka Hauffe</dc:creator><dc:date>2025-01-08T17:43:00</dc:date><meta:creator-initials>JH</meta:creator-initials><text:p text:style-name="P107">akzent</text:p></office:annotation>e</text:span><text:span text:style-name="T108"><office:annotation-end office:name="8"/></text:span><text:span text:style-name="T109">n &amp; Gullberg, 1994).</text:span></text:p>
      <text:p text:style-name="P110"><text:bookmark-start text:name="_Hlk191195742"/><text:span text:style-name="T111">The topographical analysis showed a widespread increase in<text:s/></text:span><text:span text:style-name="T112">delta</text:span><text:span text:style-name="T113"><text:s/>power over most cortical areas (</text:span><text:span text:style-name="T114">Elmståhl, Ros</text:span><text:span text:style-name="T115"><office:annotation office:name="9" xml:id="453019734"><dc:creator>Janka Hauffe</dc:creator><dc:date>2025-01-08T17:43:00</dc:date><meta:creator-initials>JH</meta:creator-initials><text:p text:style-name="P116">akzent</text:p></office:annotation>e</text:span><text:span text:style-name="T117"><office:annotation-end office:name="9"/></text:span><text:span text:style-name="T118">n &amp; Gullberg, 1994)</text:span><text:span text:style-name="T119">.<text:s/></text:span><text:span text:style-name="T120">Delta</text:span><text:span text:style-name="T121"><text:s/>waves are considered to reflect primarily abnormalities of connections between subcortical and cortical areas [</text:span><text:span text:style-name="T122"><office:annotation office:name="10" xml:id="868230122"><dc:creator>Janka Hauffe</dc:creator><dc:date>2025-01-29T14:09:00</dc:date><meta:creator-initials>JH</meta:creator-initials><text:p text:style-name="P123">26 Kcllawav P; An orderly approach to visual</text:p><text:p text:style-name="P124">analysis: Parameters of the normal EEG in</text:p><text:p text:style-name="P125">adults and children; in Klass DW, Daly DD</text:p><text:p text:style-name="P126">(eds): Current practice of Clinical Electroen</text:p><text:p text:style-name="P127">cephalography. New York, Raven Press. 1979.</text:p><text:p text:style-name="P128">pp 69-148.</text:p><text:p text:style-name="P129">27 Gloor P, Ball G. Schaull N: Brain lesions that</text:p><text:p text:style-name="P130">produce delta waves in the EEG. Neurology</text:p><text:p text:style-name="P131">(Minncap) 1977;27:326-333</text:p></office:annotation>26, 27</text:span><text:span text:style-name="CommentReference"><office:annotation-end office:name="10"/></text:span><text:span text:style-name="T132">] (</text:span><text:span text:style-name="T133">Elmståhl, Ros</text:span><text:span text:style-name="T134"><office:annotation office:name="11" xml:id="995243580"><dc:creator>Janka Hauffe</dc:creator><dc:date>2025-01-08T17:43:00</dc:date><meta:creator-initials>JH</meta:creator-initials><text:p text:style-name="P135">akzent</text:p></office:annotation>e</text:span><text:span text:style-name="T136"><office:annotation-end office:name="11"/></text:span><text:span text:style-name="T137">n &amp; Gullberg, 1994)</text:span><text:span text:style-name="T138">.<text:s/></text:span></text:p>
      <text:p text:style-name="P139"><text:bookmark-start text:name="_Hlk191196328"/><text:bookmark-end text:name="_Hlk191195742"/><text:span text:style-name="T140">Typical EEG changes in AD include increased power in the<text:s/></text:span><text:span text:style-name="T141">delta</text:span><text:span text:style-name="T142"><text:s/>(B4 Hz) band [</text:span><text:span text:style-name="T143"><office:annotation office:name="12" xml:id="1035416687"><dc:creator>Janka Hauffe</dc:creator><dc:date>2025-01-29T14:16:00</dc:date><meta:creator-initials>JH</meta:creator-initials><text:p text:style-name="P144">[21] Coben LA, Danziger W, Storandt M. A longitudinal EEG</text:p><text:p text:style-name="P145">study of mild senile dementia of Alzheimer’s type: Changes at 1</text:p><text:p text:style-name="P146">year and at 2.5 years. Electroencephalogr Clin Neurophysiol</text:p><text:p text:style-name="P147">1985;61:101–12.<text:line-break/>[39] Fenton GW. Electrophysiology of Alzheimer’s disease. Br Med</text:p><text:p text:style-name="P148">Bull 1986;42:29–33.<text:line-break/>[71] Penttila¨ M, Partanen JV, Soininen H, Riekkinen PJ. Quantita-</text:p><text:p text:style-name="P149">tive analysis of occipital EEG in different stages of Alzheimer’s</text:p><text:p text:style-name="P150">disease. Electroencephalogr Clin Neurophysiol 1985;60:1–6.</text:p><text:p text:style-name="P151">[74] Prichep LS, John ER, Ferds SH, Reisberg B, Almas M, Alper</text:p><text:p text:style-name="P152">K, Cancro R. Quantitative EEG correlates of cognitive deterio-</text:p><text:p text:style-name="P153">ration in the elderly. Neurobiol Aging 1994;15:85–90.</text:p></office:annotation>21,39,71,74</text:span><text:span text:style-name="CommentReference"><office:annotation-end office:name="12"/></text:span><text:span text:style-name="T154">] (Dringenberg, 2000).</text:span></text:p>
      <text:p text:style-name="P155"><text:bookmark-start text:name="_Hlk191197581"/><text:bookmark-end text:name="_Hlk191196328"/><text:span text:style-name="T156">An increase in<text:s/></text:span><text:span text:style-name="T157">delta</text:span><text:span text:style-name="T158"><text:s/>activity is repeatedly observed in AD (Jeong, 2004).<text:s/></text:span></text:p>
      <text:p text:style-name="P159"><text:bookmark-start text:name="_Hlk191197767"/><text:bookmark-start text:name="_Hlk191198522"/><text:bookmark-end text:name="_Hlk191197581"/><text:span text:style-name="T160">In the MCI subjects, the EEG markers of disease progression included an increase of the power density at the<text:s/></text:span><text:span text:style-name="T161">delta</text:span><text:span text:style-name="T162"><text:s/>rhythms in the temporal and occipital regions (Jelic et al., 2000) from Babiloni, 2015.</text:span><text:bookmark-end text:name="_Hlk191197767"/></text:p>
      <text:p text:style-name="P163"><text:span text:style-name="T164">Reduced<text:s/></text:span><text:span text:style-name="T165">delta</text:span><text:span text:style-name="T166"><text:s/>power during resting state EEG has been identified in patients with MCI (Liddell et al., 2007). Furthermore, in the study, individuals with MCI demonstrated a significant positive correlation between<text:s/></text:span><text:span text:style-name="T167">delta</text:span><text:span text:style-name="T168"><text:s/>power and immediate memory recall. Liddell et al. (2007) proposed that these findings suggest that<text:s/></text:span><text:span text:style-name="T169">delta</text:span><text:span text:style-name="T170"><text:s/>power may be linked to memory decline in MCI, indicating that it could serve as a sensitive indicator of prodromal or early cognitive decline. However, other studies have shown increased<text:s/></text:span><text:span text:style-name="T171">delta</text:span><text:span text:style-name="T172"><text:s/>power in MCI patients compared to healthy controls, particularly in frontal and centroparietall regions (Adler, Bramesfeld &amp; Jajcevic, 1999; Moretti, Zanetti, Binetti &amp; Frisoni, 2012).</text:span></text:p>
      <text:p text:style-name="P173"><text:bookmark-end text:name="_Hlk19119852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9:35:00Z</dc:date>
    <meta:template xlink:href="Normal.dotm" xlink:type="simple"/>
    <meta:editing-cycles>14</meta:editing-cycles>
    <meta:editing-duration>PT0S</meta:editing-duration>
    <meta:document-statistic meta:page-count="2" meta:paragraph-count="9" meta:word-count="642" meta:character-count="4681" meta:row-count="33" meta:non-whitespace-character-count="4048"/>
  </office:meta>
</office:document-meta>
</file>